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1399.434075" calcext:value-type="float">
            <text:p>21399.434075</text:p>
          </table:table-cell>
          <table:table-cell table:formula="of:=[.H2]/24/365" office:value-type="float" office:value="2.44285777111872" calcext:value-type="float">
            <text:p>2.44285777111872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4.195" calcext:value-type="float">
            <text:p>54.195</text:p>
          </table:table-cell>
          <table:table-cell office:value-type="string" calcext:value-type="string">
            <text:p>05/04/2022 – 13:1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Ids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37667" calcext:value-type="float">
            <text:p>42.376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7:38: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43167" calcext:value-type="float">
            <text:p>43.431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2:22: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54389" calcext:value-type="float">
            <text:p>47.54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4" calcext:value-type="float">
            <text:p>88458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9889" calcext:value-type="float">
            <text:p>38.29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5" calcext:value-type="float">
            <text:p>88458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295" calcext:value-type="float">
            <text:p>47.29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6" calcext:value-type="float">
            <text:p>88458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81667" calcext:value-type="float">
            <text:p>45.8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7" calcext:value-type="float">
            <text:p>88458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23222" calcext:value-type="float">
            <text:p>4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8" calcext:value-type="float">
            <text:p>88458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74" calcext:value-type="float">
            <text:p>47.7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9" calcext:value-type="float">
            <text:p>88458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33611" calcext:value-type="float">
            <text:p>43.3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0" calcext:value-type="float">
            <text:p>88458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76278" calcext:value-type="float">
            <text:p>43.76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1" calcext:value-type="float">
            <text:p>88458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52361" calcext:value-type="float">
            <text:p>42.52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2" calcext:value-type="float">
            <text:p>88458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9389" calcext:value-type="float">
            <text:p>32.09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3" calcext:value-type="float">
            <text:p>88458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3111" calcext:value-type="float">
            <text:p>32.23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4" calcext:value-type="float">
            <text:p>88458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47778" calcext:value-type="float">
            <text:p>45.47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5" calcext:value-type="float">
            <text:p>88458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39917" calcext:value-type="float">
            <text:p>42.39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6" calcext:value-type="float">
            <text:p>88458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64639" calcext:value-type="float">
            <text:p>42.6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7" calcext:value-type="float">
            <text:p>88458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10167" calcext:value-type="float">
            <text:p>47.10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8" calcext:value-type="float">
            <text:p>88458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50.92472" calcext:value-type="float">
            <text:p>50.9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9" calcext:value-type="float">
            <text:p>88458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0"/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5" calcext:value-type="float">
            <text:p>32.20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0" calcext:value-type="float">
            <text:p>88458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444" calcext:value-type="float">
            <text:p>32.19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1" calcext:value-type="float">
            <text:p>88458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4472" calcext:value-type="float">
            <text:p>32.24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2" calcext:value-type="float">
            <text:p>88458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972" calcext:value-type="float">
            <text:p>32.089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3" calcext:value-type="float">
            <text:p>88458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99639" calcext:value-type="float">
            <text:p>38.99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4" calcext:value-type="float">
            <text:p>88458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222" calcext:value-type="float">
            <text:p>32.1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5" calcext:value-type="float">
            <text:p>88458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333" calcext:value-type="float">
            <text:p>32.1333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6" calcext:value-type="float">
            <text:p>88458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50028" calcext:value-type="float">
            <text:p>47.50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7" calcext:value-type="float">
            <text:p>88458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0861" calcext:value-type="float">
            <text:p>38.208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8" calcext:value-type="float">
            <text:p>88458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0.47944" calcext:value-type="float">
            <text:p>40.479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9" calcext:value-type="float">
            <text:p>88458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0" calcext:value-type="float">
            <text:p>88458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31" calcext:value-type="float">
            <text:p>88458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94917" calcext:value-type="float">
            <text:p>45.94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2" calcext:value-type="float">
            <text:p>88458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87972" calcext:value-type="float">
            <text:p>43.879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3" calcext:value-type="float">
            <text:p>88458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806" calcext:value-type="float">
            <text:p>32.15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4" calcext:value-type="float">
            <text:p>88458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0778" calcext:value-type="float">
            <text:p>32.10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5" calcext:value-type="float">
            <text:p>88458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111" calcext:value-type="float">
            <text:p>32.14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6" calcext:value-type="float">
            <text:p>88458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111" calcext:value-type="float">
            <text:p>32.15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7" calcext:value-type="float">
            <text:p>88458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7389" calcext:value-type="float">
            <text:p>32.17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8" calcext:value-type="float">
            <text:p>88458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639" calcext:value-type="float">
            <text:p>32.1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9" calcext:value-type="float">
            <text:p>88458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278" calcext:value-type="float">
            <text:p>32.18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0" calcext:value-type="float">
            <text:p>88458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611" calcext:value-type="float">
            <text:p>32.15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1" calcext:value-type="float">
            <text:p>88458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45722" calcext:value-type="float">
            <text:p>32.45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2" calcext:value-type="float">
            <text:p>88458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667" calcext:value-type="float">
            <text:p>32.2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3" calcext:value-type="float">
            <text:p>88458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361" calcext:value-type="float">
            <text:p>32.18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4" calcext:value-type="float">
            <text:p>88458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7.61583" calcext:value-type="float">
            <text:p>37.61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5" calcext:value-type="float">
            <text:p>88458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8167" calcext:value-type="float">
            <text:p>32.28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6" calcext:value-type="float">
            <text:p>88458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7028" calcext:value-type="float">
            <text:p>32.07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7" calcext:value-type="float">
            <text:p>88458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12806" calcext:value-type="float">
            <text:p>42.12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8" calcext:value-type="float">
            <text:p>88458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9" calcext:value-type="float">
            <text:p>88458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472" calcext:value-type="float">
            <text:p>32.13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0" calcext:value-type="float">
            <text:p>88458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472" calcext:value-type="float">
            <text:p>32.2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1" calcext:value-type="float">
            <text:p>88458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90417" calcext:value-type="float">
            <text:p>38.90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2" calcext:value-type="float">
            <text:p>88458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035" calcext:value-type="float">
            <text:p>41.03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3" calcext:value-type="float">
            <text:p>88458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944" calcext:value-type="float">
            <text:p>32.089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4" calcext:value-type="float">
            <text:p>88458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5" calcext:value-type="float">
            <text:p>88458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3222" calcext:value-type="float">
            <text:p>3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6" calcext:value-type="float">
            <text:p>88458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056" calcext:value-type="float">
            <text:p>32.150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7" calcext:value-type="float">
            <text:p>88458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8" calcext:value-type="float">
            <text:p>88458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9" calcext:value-type="float">
            <text:p>88458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0" calcext:value-type="float">
            <text:p>88458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1" calcext:value-type="float">
            <text:p>88458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2" calcext:value-type="float">
            <text:p>88458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3" calcext:value-type="float">
            <text:p>88458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4" calcext:value-type="float">
            <text:p>88458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5" calcext:value-type="float">
            <text:p>88458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6" calcext:value-type="float">
            <text:p>88458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7" calcext:value-type="float">
            <text:p>88458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8" calcext:value-type="float">
            <text:p>88458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9" calcext:value-type="float">
            <text:p>88458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0" calcext:value-type="float">
            <text:p>88458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1" calcext:value-type="float">
            <text:p>88458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2" calcext:value-type="float">
            <text:p>88458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3" calcext:value-type="float">
            <text:p>88458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4" calcext:value-type="float">
            <text:p>88458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5" calcext:value-type="float">
            <text:p>88458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6" calcext:value-type="float">
            <text:p>88458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7" calcext:value-type="float">
            <text:p>88458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8" calcext:value-type="float">
            <text:p>88458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79" calcext:value-type="float">
            <text:p>88458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0" calcext:value-type="float">
            <text:p>88458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1" calcext:value-type="float">
            <text:p>88458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2" calcext:value-type="float">
            <text:p>88458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3" calcext:value-type="float">
            <text:p>88458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4" calcext:value-type="float">
            <text:p>88458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5" calcext:value-type="float">
            <text:p>88458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6" calcext:value-type="float">
            <text:p>88458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7" calcext:value-type="float">
            <text:p>88458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8" calcext:value-type="float">
            <text:p>88458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9" calcext:value-type="float">
            <text:p>88458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0" calcext:value-type="float">
            <text:p>88458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1" calcext:value-type="float">
            <text:p>88458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2" calcext:value-type="float">
            <text:p>88458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3" calcext:value-type="float">
            <text:p>88458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4" calcext:value-type="float">
            <text:p>88458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5" calcext:value-type="float">
            <text:p>88458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6" calcext:value-type="float">
            <text:p>88458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7" calcext:value-type="float">
            <text:p>88458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8" calcext:value-type="float">
            <text:p>88458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9" calcext:value-type="float">
            <text:p>88458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0" calcext:value-type="float">
            <text:p>88459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1" calcext:value-type="float">
            <text:p>88459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2" calcext:value-type="float">
            <text:p>88459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3" calcext:value-type="float">
            <text:p>88459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4" calcext:value-type="float">
            <text:p>88459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5" calcext:value-type="float">
            <text:p>88459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6" calcext:value-type="float">
            <text:p>88459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7" calcext:value-type="float">
            <text:p>88459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8" calcext:value-type="float">
            <text:p>88459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9" calcext:value-type="float">
            <text:p>88459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0" calcext:value-type="float">
            <text:p>88459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1" calcext:value-type="float">
            <text:p>88459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2" calcext:value-type="float">
            <text:p>88459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3" calcext:value-type="float">
            <text:p>88459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4" calcext:value-type="float">
            <text:p>88459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5" calcext:value-type="float">
            <text:p>88459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6" calcext:value-type="float">
            <text:p>88459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7" calcext:value-type="float">
            <text:p>88459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8" calcext:value-type="float">
            <text:p>88459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9" calcext:value-type="float">
            <text:p>88459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3"/>
          <table:table-cell office:value-type="float" office:value="8845920" calcext:value-type="float">
            <text:p>88459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0:39:13.836888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2-04-19T10:54:12.224835871</dc:date>
    <meta:editing-duration>P5DT16H6M45S</meta:editing-duration>
    <meta:editing-cycles>222</meta:editing-cycles>
    <meta:document-statistic meta:table-count="1" meta:cell-count="7254" meta:object-count="0"/>
  </office:meta>
</office:document-meta>
</file>